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2583ce" officeooo:paragraph-rsid="0000262f" style:font-size-asian="8.75pt" style:font-weight-asian="normal" style:font-size-complex="10pt" style:font-weight-complex="normal"/>
    </style:style>
    <style:style style:name="P2" style:family="paragraph" style:parent-style-name="Standard">
      <style:text-properties fo:color="#000000" style:font-name="Purisa" fo:font-size="10pt" style:text-underline-style="none" fo:font-weight="normal" officeooo:rsid="00247e43" officeooo:paragraph-rsid="0000262f" style:font-size-asian="8.75pt" style:font-weight-asian="normal" style:font-size-complex="10pt" style:font-weight-complex="normal"/>
    </style:style>
    <style:style style:name="P3" style:family="paragraph" style:parent-style-name="Standard">
      <style:text-properties fo:color="#000000" style:font-name="Purisa" fo:font-size="10pt" style:text-underline-style="none" fo:font-weight="bold" officeooo:rsid="00232950" officeooo:paragraph-rsid="0000262f" style:font-size-asian="8.75pt" style:font-weight-asian="bold" style:font-size-complex="10pt" style:font-weight-complex="bold"/>
    </style:style>
    <style:style style:name="P4" style:family="paragraph" style:parent-style-name="Standard">
      <style:text-properties fo:color="#000000" style:font-name="Purisa" fo:font-size="10pt" style:text-underline-style="solid" style:text-underline-width="auto" style:text-underline-color="font-color" fo:font-weight="normal" officeooo:rsid="002583ce" officeooo:paragraph-rsid="0000262f" style:font-size-asian="8.75pt" style:font-weight-asian="normal" style:font-size-complex="10pt" style:font-weight-complex="normal"/>
    </style:style>
    <style:style style:name="P5" style:family="paragraph" style:parent-style-name="Standard">
      <style:text-properties fo:color="#000000" style:font-name="Purisa" fo:font-size="24pt" style:text-underline-style="none" fo:font-weight="bold" officeooo:rsid="00247e43" officeooo:paragraph-rsid="0000262f" style:font-size-asian="21pt" style:font-weight-asian="bold" style:font-size-complex="24pt" style:font-weight-complex="bold"/>
    </style:style>
    <style:style style:name="P6" style:family="paragraph" style:parent-style-name="Standard">
      <style:text-properties fo:color="#000000" fo:font-size="10pt" style:text-underline-style="none" fo:font-weight="bold" officeooo:rsid="00247e43" officeooo:paragraph-rsid="0000262f" style:font-size-asian="8.75pt" style:font-weight-asian="bold" style:font-size-complex="10pt" style:font-weight-complex="bold"/>
    </style:style>
    <style:style style:name="P7" style:family="paragraph" style:parent-style-name="Standard">
      <style:text-properties fo:color="#000000" fo:font-size="10pt" style:text-underline-style="none" fo:font-weight="bold" officeooo:rsid="002583ce" officeooo:paragraph-rsid="0000262f" style:font-size-asian="8.75pt" style:font-weight-asian="bold" style:font-size-complex="10pt" style:font-weight-complex="bold"/>
    </style:style>
    <style:style style:name="P8" style:family="paragraph" style:parent-style-name="Standard">
      <style:text-properties fo:color="#ff3333" style:font-name="Purisa" fo:font-size="10pt" style:text-underline-style="solid" style:text-underline-width="auto" style:text-underline-color="font-color" fo:font-weight="normal" officeooo:rsid="002583ce" officeooo:paragraph-rsid="0000262f" style:font-size-asian="8.75pt" style:font-weight-asian="normal" style:font-size-complex="10pt" style:font-weight-complex="normal"/>
    </style:style>
    <style:style style:name="T1" style:family="text">
      <style:text-properties style:font-name="Purisa" fo:font-weight="normal" style:font-weight-asian="normal" style:font-weight-complex="normal"/>
    </style:style>
    <style:style style:name="T2" style:family="text">
      <style:text-properties fo:color="#ff3333" style:font-name="Purisa" style:text-underline-style="solid" style:text-underline-width="auto" style:text-underline-color="font-color" fo:font-weight="normal" style:font-weight-asian="normal" style:font-weight-complex="normal"/>
    </style:style>
    <style:style style:name="T3" style:family="text">
      <style:text-properties fo:color="#ff3333" style:font-name="Purisa" style:text-underline-style="solid" style:text-underline-width="auto" style:text-underline-color="font-color" fo:font-weight="normal" officeooo:rsid="00247e43" style:font-weight-asian="normal" style:font-weight-complex="normal"/>
    </style:style>
    <style:style style:name="T4" style:family="text">
      <style:text-properties fo:color="#ff3333" style:font-name="Purisa"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ackenspore</text:p>
      <text:p text:style-name="P3"/>
      <text:p text:style-name="P2">Flamethrowers! If you are a ranged dps, you need to speak up and grab this thing. Not only is it fun to use to burn away the creeping moss in the encounter which is supposed to be your job, it also gives you a sizeable buff to your dps. And really, honestly who doesn't want to wield a flamethrower. </text:p>
      <text:p text:style-name="P2">So as mentioned there is a creeping moss that will cover the floor and creep all over the place. Besides doing damage to you if you stand in it, it also slows you significantly. Even worse, any enemy in this moss will be healed by 2% of their health every 2 seconds they stand in it. This includes the boss so its a huge deal to keep the moss clear from around the boss and important adds. Not to mention the tanks should be aware of positioning and steer clear if a flamethrower isn't handling nearby moss. </text:p>
      <text:p text:style-name="P6"><text:span text:style-name="T1">Speaking of tanks, there is a fairly nasty tank swap mechanic. Besides a small stacking dot called </text:span><text:span text:style-name="T2">ROT</text:span><text:span text:style-name="T1">, the biggie is called </text:span><text:span text:style-name="T2">NECROTIC BREATH</text:span><text:span text:style-name="T1">. This does some damage but inflicts the tank with a 99% healing debuff. Basically no heals get through. Combined, these two debuffs are pretty nasty to get through. For the most part, the off tank needs to quickly swap in.</text:span></text:p>
      <text:p text:style-name="P6"><text:span text:style-name="T1">Continuing with tanks a very big add will join the fight every now and then called </text:span><text:span text:style-name="T2">FUNGAL FLESH-EATER.</text:span><text:span text:style-name="T1"> Tanks will need to pick this up and keep it focused for interrupts. It casts </text:span><text:span text:style-name="T2">DECAY</text:span><text:span text:style-name="T1"> which does about 100k to the entire raid so you need to keep it nearby and people need to be focusing it or at least cleaving off of it. Of course, once you swap for the Necrotic Breath, you should probably also swap off the add. Melee should be on this guy and rotating through interrupts constantly. </text:span></text:p>
      <text:p text:style-name="P2"/>
      <text:p text:style-name="P7"><text:span text:style-name="T1">Moving on to other abilities of the boss itself, he'll also throw out </text:span><text:span text:style-name="T2">INFESTING SPORES</text:span><text:span text:style-name="T1"> which ticks for some raid wide damage that stacks up. Its not too deadly but healers should be wary. Speaking of healers, lets talk next about the beneficial mushrooms in this fight. Every now and then, a blue or green glowing mushroom will spawn. If a healer focuses it and heals it to full it will start to provide a benefit to the raid. If you heal the green one up, it will radiate a large amount of healing to anything within 20 yards. Realize this also means the boss, so be careful on positioning here. </text:span></text:p>
      <text:p text:style-name="P1">If you heal the blue one up, it will give a haste and mana regen buff to people near it. Eventually the mushroom will start to decay, you can keep it healed for awhile but eventually it will decay too fast and you'll need to move on to another one. </text:p>
      <text:p text:style-name="P7"><text:span text:style-name="T1">Now there are also bad mushrooms that spawn called </text:span><text:span text:style-name="T2">MIND FUNGUS.</text:span><text:span text:style-name="T1"> These don't do any damage but will pop up in your raid and slow casting speed by 75%. They have low health and can be killed off quickly so its probably important enough to clean </text:span><text:soft-page-break/><text:span text:style-name="T1">these up periodically. And the last thing that will spawn in the fight is called a </text:span><text:span text:style-name="T2">SPORE SHOOTER.</text:span><text:span text:style-name="T1"> True to its name, it will shoot spores and they'll explode for about 50k when it hits someone. Ranged should try to soak this up if they can so it doesn't splash to a lot of people like in melee. </text:span></text:p>
      <text:p text:style-name="P1">Ok then, lots of things spawning, lots of stuff creeping and flamethrowers. Its a bunch to sort out but really it feels like this fight comes down to fast target switching by the entire raid and good flamethrower usage. Healers should try and get mushrooms healed up quickly and the raid should stack near it for the haste or healing but make sure to keep the adds and boss away from them. Whomever has flamethrower duty needs to keep the area around the boss super clear or else risk the boss and adds healing to the creeping moss. Not to mention its good to use the flamethrower on cooldown to get the damage buff. Just make sure to let it cooldown like on this meter here so you can keep using it when its important to clear creep.</text:p>
      <text:p text:style-name="P7"><text:span text:style-name="T1">Melee needs to switch to the </text:span><text:span text:style-name="T3">FLESH-EATER</text:span><text:span text:style-name="T1"> to not only get it down fairly quickly but to also keep the interrupts going hardcore. Its not bad if you miss one every now and then but save your healers some pain and such. Ranged needs to swap quickly to </text:span><text:span text:style-name="T2">MIND FUNGUS</text:span><text:span text:style-name="T1"> and </text:span><text:span text:style-name="T2">SPORE SHOOTER</text:span><text:span text:style-name="T4">, </text:span><text:span text:style-name="T1">they especially can spawn way across the room and it can be a pain to get to sometimes. And of course, tanks need to switch quickly for </text:span><text:span text:style-name="T3">NECROTIC BREATH</text:span><text:span text:style-name="T1"> so they can survive. Oh yeah and make sure that only one tank gets hit with the breath otherwise its going to be a bad time with two 99% healing debuffs on both tanks. </text:span></text:p>
      <text:p text:style-name="P4"/>
      <text:p text:style-name="P4">Its mainly a lot of target switching. </text:p>
      <text:p text:style-name="P4"/>
      <text:p text:style-name="P8">REMEMBER:</text:p>
      <text:p text:style-name="P1">Tanks, pick up flesh-eaters, take the necrotic breath solo and then swap off for each breath. Healers, heal up the good mushrooms while staying away from the bad ones and beware of Infesting Spores in terms of incoming raid damage. Melee dps should burn down and interrupt the Flesh-eaters. Ranged should be on spore shooters and mind fungi. Flamethrower peeps, do your thing to keep the decks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6:03:28.125386743</meta:creation-date>
    <dc:date>2014-11-07T16:03:45.338924112</dc:date>
    <dc:creator>ilaria </dc:creator>
    <meta:editing-duration>P0D</meta:editing-duration>
    <meta:editing-cycles>1</meta:editing-cycles>
    <meta:document-statistic meta:table-count="0" meta:image-count="0" meta:object-count="0" meta:page-count="2" meta:paragraph-count="13" meta:word-count="907" meta:character-count="4835" meta:non-whitespace-character-count="3933"/>
    <meta:generator>LibreOffice/4.1.3.2$Linux_X86_64 LibreOffice_project/410m0$Build-2</meta:generator>
  </office:meta>
</office:document-meta>
</file>